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line-height="156%"/>
    </style:style>
    <style:style style:name="P6" style:family="paragraph" style:parent-style-name="Text_20_body">
      <style:paragraph-properties fo:line-height="156%" fo:text-align="start" style:justify-single-word="false"/>
    </style:style>
    <style:style style:name="P7" style:family="paragraph" style:parent-style-name="Обычный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.199cm"/>
      <style:text-properties fo:font-size="12pt" fo:language="en" fo:country="US" style:font-size-asian="12pt"/>
    </style:style>
    <style:style style:name="P9" style:family="paragraph" style:parent-style-name="Text_20_body" style:list-style-name="L1">
      <style:paragraph-properties fo:line-height="156%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3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style:text-position="super 64%" fo:language="en" fo:country="US"/>
    </style:style>
    <style:style style:name="T9" style:family="text">
      <style:text-properties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2" draw:name="Графический объект1" text:anchor-type="as-char" svg:width="1.03cm" svg:height="0.951cm" draw:z-index="1"><draw:image xlink:href="../../odt_eng/images/0147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Multiplication of matrix on vector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1"><draw:frame draw:style-name="fr3" draw:name="Графический объект2" text:anchor-type="as-char" svg:width="2.3cm" svg:height="1.349cm" draw:z-index="0"><draw:image xlink:href="../../odt_eng/images/0147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2">in </text:span></text:span><text:span text:style-name="Основной_20_шрифт_20_абзаца"><text:span text:style-name="T3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4">The unit implements the procedure for multiplication of </text:span></text:span><text:span text:style-name="Основной_20_шрифт_20_абзаца"><text:span text:style-name="T5">square </text:span></text:span><text:span text:style-name="Основной_20_шрифт_20_абзаца"><text:span text:style-name="T4">matrix on </text:span></text:span><text:span text:style-name="Основной_20_шрифт_20_абзаца"><text:span text:style-name="T7">vector </text:span></text:span><text:span text:style-name="Основной_20_шрифт_20_абзаца"><text:span text:style-name="T4">of a correspondent </text:span></text:span><text:span text:style-name="Основной_20_шрифт_20_абзаца"><text:span text:style-name="T4">dimension:</text:span></text:span></text:p>
            <text:p text:style-name="P4"><text:span text:style-name="Основной_20_шрифт_20_абзаца"><text:span text:style-name="T4"><draw:frame draw:style-name="fr4" draw:name="Объект3" text:anchor-type="as-char" svg:width="12.524cm" svg:height="2.73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4">,</text:span></text:span></text:p>
            <text:p text:style-name="P5"><text:span text:style-name="Основной_20_шрифт_20_абзаца"><text:span text:style-name="T4">where</text:span></text:span><text:span text:style-name="Основной_20_шрифт_20_абзаца"><text:span text:style-name="T4"><draw:frame draw:style-name="fr4" draw:name="Объект4" text:anchor-type="as-char" svg:width="0.55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4">is for matrix of coefficients; </text:span></text:span><text:span text:style-name="Основной_20_шрифт_20_абзаца"><text:span text:style-name="T4"><draw:frame draw:style-name="fr4" draw:name="Объект5" text:anchor-type="as-char" svg:width="1.064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4">is for vector of solutions;</text:span></text:span><text:span text:style-name="Основной_20_шрифт_20_абзаца"><text:span text:style-name="T4"><draw:frame draw:style-name="fr4" draw:name="Объект6" text:anchor-type="as-char" svg:width="1.055cm" svg:height="0.564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4">is for vector of right parts,</text:span></text:span><text:span text:style-name="Основной_20_шрифт_20_абзаца"><text:span text:style-name="T4"><draw:frame draw:style-name="fr4" draw:name="Объект8" text:anchor-type="as-char" svg:width="1.087cm" svg:height="0.56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4">is for vector at the unit output.</text:span></text:span></text:p>
            <text:p text:style-name="P5"><text:span text:style-name="Основной_20_шрифт_20_абзаца"><text:span text:style-name="T4">The unit</text:span></text:span><text:span text:style-name="Основной_20_шрифт_20_абзаца"><text:span text:style-name="T7"> </text:span></text:span><text:span text:style-name="Основной_20_шрифт_20_абзаца"><text:span text:style-name="T4">has </text:span></text:span><text:span text:style-name="Основной_20_шрифт_20_абзаца"><text:span text:style-name="T7">two vectorized </text:span></text:span><text:span text:style-name="Основной_20_шрифт_20_абзаца"><text:span text:style-name="T4">input ports:</text:span></text:span></text:p>
            <text:p text:style-name="P5"><text:span text:style-name="Основной_20_шрифт_20_абзаца"><text:span text:style-name="T4">1</text:span></text:span><text:span text:style-name="Основной_20_шрифт_20_абзаца"><text:span text:style-name="T8">st</text:span></text:span><text:span text:style-name="Основной_20_шрифт_20_абзаца"><text:span text:style-name="T4"> input port – for entering the matrix </text:span></text:span><text:span text:style-name="Основной_20_шрифт_20_абзаца"><text:span text:style-name="T4"><draw:frame draw:style-name="fr4" draw:name="Объект1" text:anchor-type="as-char" svg:width="0.55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4">represented as a </text:span></text:span><text:span text:style-name="Основной_20_шрифт_20_абзаца"><text:span text:style-name="T7">vector of coefficients</text:span></text:span><text:span text:style-name="Основной_20_шрифт_20_абзаца"><text:span text:style-name="T4">, when unpacking the matrix </text:span></text:span><text:span text:style-name="Основной_20_шрифт_20_абзаца"><text:span text:style-name="T7">in linewise manner</text:span></text:span><text:span text:style-name="Основной_20_шрифт_20_абзаца"><text:span text:style-name="T4">.</text:span></text:span></text:p>
            <text:p text:style-name="P5"><text:span text:style-name="Основной_20_шрифт_20_абзаца"><text:span text:style-name="T4">2</text:span></text:span><text:span text:style-name="Основной_20_шрифт_20_абзаца"><text:span text:style-name="T8">nd</text:span></text:span><text:span text:style-name="Основной_20_шрифт_20_абзаца"><text:span text:style-name="T4"> input port – for entering the vector </text:span></text:span><text:span text:style-name="Основной_20_шрифт_20_абзаца"><text:span text:style-name="T4"><draw:frame draw:style-name="fr4" draw:name="Объект2" text:anchor-type="as-char" svg:width="1.055cm" svg:height="0.564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4">.</text:span></text:span></text:p>
            <text:p text:style-name="P5"><text:span text:style-name="Основной_20_шрифт_20_абзаца"><text:span text:style-name="T4">The unit has </text:span></text:span><text:span text:style-name="Основной_20_шрифт_20_абзаца"><text:span text:style-name="T7">one vector </text:span></text:span><text:span text:style-name="Основной_20_шрифт_20_абзаца"><text:span text:style-name="T4">output port intended for outputting the vector </text:span></text:span><text:span text:style-name="Основной_20_шрифт_20_абзаца"><text:span text:style-name="T4"><draw:frame draw:style-name="fr4" draw:name="Объект7" text:anchor-type="as-char" svg:width="1.087cm" svg:height="0.564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4">.</text:span></text:span></text:p>
            <text:p text:style-name="P5"><text:span text:style-name="Основной_20_шрифт_20_абзаца"><text:span text:style-name="T4">Vector signal dimension at the 1</text:span></text:span><text:span text:style-name="Основной_20_шрифт_20_абзаца"><text:span text:style-name="T8">st</text:span></text:span><text:span text:style-name="Основной_20_шрифт_20_абзаца"><text:span text:style-name="T4"> </text:span></text:span><text:span text:style-name="Основной_20_шрифт_20_абзаца"><text:span text:style-name="T6">input</text:span></text:span><text:span text:style-name="Основной_20_шрифт_20_абзаца"><text:span text:style-name="T4"> port shall be equal to</text:span></text:span><text:span text:style-name="Основной_20_шрифт_20_абзаца"><text:span text:style-name="T4"><draw:frame draw:style-name="fr4" draw:name="Объект9" text:anchor-type="as-char" svg:width="1.154cm" svg:height="0.549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4">, where</text:span></text:span><text:span text:style-name="Основной_20_шрифт_20_абзаца"><text:span text:style-name="T4"><draw:frame draw:style-name="fr4" draw:name="Объект10" text:anchor-type="as-char" svg:width="0.469cm" svg:height="0.549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4">is for the matrix dimension (number of equations in the system), while dimensions of 2</text:span></text:span><text:span text:style-name="Основной_20_шрифт_20_абзаца"><text:span text:style-name="T8">nd</text:span></text:span><text:span text:style-name="Основной_20_шрифт_20_абзаца"><text:span text:style-name="T4"> </text:span></text:span><text:span text:style-name="Основной_20_шрифт_20_абзаца"><text:span text:style-name="T7">input</text:span></text:span><text:span text:style-name="Основной_20_шрифт_20_абзаца"><text:span text:style-name="T4"> port and </text:span></text:span><text:span text:style-name="Основной_20_шрифт_20_абзаца"><text:span text:style-name="T7">output </text:span></text:span><text:span text:style-name="Основной_20_шрифт_20_абзаца"><text:span text:style-name="T4">port signals are the same and equal to</text:span></text:span><text:span text:style-name="Основной_20_шрифт_20_абзаца"><text:span text:style-name="T4"><draw:frame draw:style-name="fr4" draw:name="Объект11" text:anchor-type="as-char" svg:width="0.469cm" svg:height="0.549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4">.</text:span></text:span></text:p>
            <text:p text:style-name="P5"><text:span text:style-name="Основной_20_шрифт_20_абзаца"><text:span text:style-name="T5">Properties</text:span></text:span><text:span text:style-name="Основной_20_шрифт_20_абзаца"><text:span text:style-name="T4">:</text:span></text:span></text:p>
            <text:list xml:id="list8933162768023774445" text:style-name="L1">
              <text:list-item>
                <text:p text:style-name="P9"><text:span text:style-name="Основной_20_шрифт_20_абзаца"><text:span text:style-name="T4">Matrix dimension – natural number</text:span></text:span><text:span text:style-name="Основной_20_шрифт_20_абзаца"><text:span text:style-name="T4"><draw:frame draw:style-name="fr4" draw:name="Объект12" text:anchor-type="as-char" svg:width="0.469cm" svg:height="0.549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Основной_20_шрифт_20_абзаца"><text:span text:style-name="T4">equal to the number of matrix lines (or columns).</text:span></text:span></text:p>
              </text:list-item>
            </text:list>
            <text:p text:style-name="P5"><text:span text:style-name="Основной_20_шрифт_20_абзаца"><text:span text:style-name="T5">Example.</text:span></text:span></text:p>
            <text:p text:style-name="P5"><text:span text:style-name="Основной_20_шрифт_20_абзаца"><text:span text:style-name="T4">It is needed to multiply the matrix</text:span></text:span><text:span text:style-name="Основной_20_шрифт_20_абзаца"><text:span text:style-name="T4"><draw:frame draw:style-name="fr4" draw:name="Object1" text:anchor-type="as-char" svg:width="0.55cm" svg:height="0.549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Основной_20_шрифт_20_абзаца"><text:span text:style-name="T4">on the vector</text:span></text:span><text:span text:style-name="Основной_20_шрифт_20_абзаца"><text:span text:style-name="T4"><draw:frame draw:style-name="fr4" draw:name="Object4" text:anchor-type="as-char" svg:width="0.473cm" svg:height="0.549cm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Основной_20_шрифт_20_абзаца"><text:span text:style-name="T4">if:</text:span></text:span></text:p>
            <text:p text:style-name="P6"><draw:frame draw:style-name="fr4" draw:name="Object2" text:anchor-type="as-char" svg:width="4.822cm" svg:height="1.229cm" draw:z-index="0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text:p text:style-name="P5"><text:span text:style-name="Основной_20_шрифт_20_абзаца"><text:span text:style-name="T4">and the result of multiplication is obvious: vector-column, elements of which are </text:span></text:span><text:span text:style-name="Основной_20_шрифт_20_абзаца"><text:span text:style-name="T5">19 </text:span></text:span><text:span text:style-name="Основной_20_шрифт_20_абзаца"><text:span text:style-name="T4">and </text:span></text:span><text:span text:style-name="Основной_20_шрифт_20_абзаца"><text:span text:style-name="T5">38</text:span></text:span><text:span text:style-name="Основной_20_шрифт_20_абзаца"><text:span text:style-name="T4">.</text:span></text:span></text:p>
            <text:p text:style-name="P5"><text:span text:style-name="Основной_20_шрифт_20_абзаца"><text:span text:style-name="T4">The figure below demonstrates a block diagram for this task solution. Typical </text:span></text:span><text:span text:style-name="Основной_20_шрифт_20_абзаца"><text:span text:style-name="T7">Replicator </text:span></text:span><text:span text:style-name="Основной_20_шрифт_20_абзаца"><text:span text:style-name="T4">units are </text:span></text:span><text:span text:style-name="Основной_20_шрифт_20_абзаца"><text:span text:style-name="T7"><text:s/></text:span></text:span><text:span text:style-name="Основной_20_шрифт_20_абзаца"><text:span text:style-name="T4">used for generating input </text:span></text:span><text:span text:style-name="Основной_20_шрифт_20_абзаца"><text:span text:style-name="T4">vector signals:</text:span></text:span></text:p>
            <text:p text:style-name="Text_20_body"><draw:frame draw:style-name="fr1" draw:name="Text Box 2" text:anchor-type="paragraph" svg:x="7.976cm" svg:y="2.037cm" svg:width="2.004cm" style:rel-width="scale" svg:height="0.487cm" style:rel-height="scale-min" draw:z-index="0"><draw:text-box><text:p text:style-name="P7"><text:span text:style-name="Основной_20_шрифт_20_абзаца"><text:span text:style-name="T4">Solutions</text:span></text:span></text:p></draw:text-box></draw:frame><text:span text:style-name="Основной_20_шрифт_20_абзаца"><text:span text:style-name="T9"><draw:frame draw:style-name="fr3" draw:name="graphics1" text:anchor-type="as-char" svg:width="10.141cm" svg:height="4.791cm" draw:z-index="0"><draw:image xlink:href="../../odt_eng/images/0147_sample.png" xlink:type="simple" xlink:show="embed" xlink:actuate="onLoad"/></draw:frame></text:span></text:span></text:p>
            <text:p text:style-name="Text_20_body"><text:span text:style-name="Основной_20_шрифт_20_абзаца"><text:span text:style-name="T5">Note</text:span></text:span><text:span text:style-name="Основной_20_шрифт_20_абзаца"><text:span text:style-name="T4">: the unit carries out the procedure for multiplication of </text:span></text:span><text:span text:style-name="Основной_20_шрифт_20_абзаца"><text:span text:style-name="T7">square </text:span></text:span><text:span text:style-name="Основной_20_шрифт_20_абзаца"><text:span text:style-name="T4">matrix on vector after every successful completion of an integration step.</text:span></text:span></text:p>
          </table:table-cell>
          <table:covered-table-cell/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Умножение матрицы на вектор</dc:title>
    <meta:creation-date>2012-04-18T11:04:00Z</meta:creation-date>
    <dc:date>2012-04-25T10:06:58.13</dc:date>
    <meta:editing-cycles>10</meta:editing-cycles>
    <meta:editing-duration>PT5H37M24S</meta:editing-duration>
    <meta:document-statistic meta:table-count="1" meta:image-count="3" meta:object-count="15" meta:page-count="2" meta:paragraph-count="24" meta:word-count="232" meta:character-count="136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47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u</mi>
        </mrow>
      </mrow>
      <mrow>
        <mo stretchy="false">(</mo>
        <mrow>
          <mi>t</mi>
        </mrow>
        <mo stretchy="false">)</mo>
      </mrow>
      <mrow>
        <mi/>
        <mo stretchy="false">=</mo>
        <mi/>
      </mrow>
      <mfenced open="[" close="]">
        <mrow>
          <mtable>
            <mtr>
              <mtd>
                <mrow>
                  <msub>
                    <mi>a</mi>
                    <mn>11</mn>
                  </msub>
                  <mi/>
                  <msub>
                    <mi>a</mi>
                    <mn>12</mn>
                  </msub>
                  <mi/>
                  <mn>...</mn>
                  <mi/>
                  <msub>
                    <mi>a</mi>
                    <mn>1n</mn>
                  </msub>
                </mrow>
              </mtd>
            </mtr>
            <mtr>
              <mtd>
                <mrow>
                  <msub>
                    <mi>a</mi>
                    <mn>21</mn>
                  </msub>
                  <mi/>
                  <msub>
                    <mi>a</mi>
                    <mn>22</mn>
                  </msub>
                  <mi/>
                  <mn>...</mn>
                  <mi/>
                  <msub>
                    <mi>a</mi>
                    <mn>2n</mn>
                  </msub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a</mi>
                    <mi mathvariant="italic">n1</mi>
                  </msub>
                  <mi/>
                  <msub>
                    <mi>a</mi>
                    <mi mathvariant="italic">n2</mi>
                  </msub>
                  <mi/>
                  <mn>...</mn>
                  <mi/>
                  <msub>
                    <mi>a</mi>
                    <mi mathvariant="italic">nn</mi>
                  </msub>
                </mrow>
              </mtd>
            </mtr>
          </mtable>
        </mrow>
      </mfenced>
      <mrow>
        <mi/>
        <mo stretchy="false">⋅</mo>
        <mi/>
      </mrow>
      <mrow>
        <mo stretchy="false">[</mo>
        <mrow>
          <msub>
            <mi>u</mi>
            <mn>1</mn>
          </msub>
          <mrow>
            <mo stretchy="false">(</mo>
            <mrow>
              <mi>t</mi>
            </mrow>
            <mo stretchy="false">)</mo>
          </mrow>
          <mi>,</mi>
          <mi/>
          <msub>
            <mi>u</mi>
            <mn>2</mn>
          </msub>
          <mrow>
            <mo stretchy="false">(</mo>
            <mrow>
              <mi>t</mi>
            </mrow>
            <mo stretchy="false">)</mo>
          </mrow>
          <mi>,</mi>
          <mn>...</mn>
          <mi/>
          <msub>
            <mi>u</mi>
            <mi>n</mi>
          </msub>
          <mrow>
            <mo stretchy="false">(</mo>
            <mrow>
              <mi>t</mi>
            </mrow>
            <mo stretchy="false">)</mo>
          </mrow>
        </mrow>
        <mo stretchy="false">]</mo>
      </mrow>
    </mrow>
    <annotation encoding="StarMath 5.0">y(t) = A cdot u(t) ~=~ left [ stack{
alignl a_11~ a_12 ~...~ a_1n #
alignl a_21~ a_22 ~...~ a_2n #
alignl . . . . . . . . . . . . . . . . . . #
alignl a_n1~ a_n2 ~...~ a_nn
}
right ] 
~cdot~
[u_1(t),~u_2(t),...~u_n(t) ] </annotation>
  </semantics>
</math>
</file>

<file path=Object 10/content.xml><?xml version="1.0" encoding="utf-8"?>
<math xmlns="http://www.w3.org/1998/Math/MathML">
  <semantics>
    <mrow>
      <mi>n</mi>
    </mrow>
    <annotation encoding="StarMath 5.0">n</annotation>
  </semantics>
</math>
</file>

<file path=Object 11/content.xml><?xml version="1.0" encoding="utf-8"?>
<math xmlns="http://www.w3.org/1998/Math/MathML">
  <semantics>
    <mrow>
      <mi>n</mi>
    </mrow>
    <annotation encoding="StarMath 5.0">n</annotation>
  </semantics>
</math>
</file>

<file path=Object 12/content.xml><?xml version="1.0" encoding="utf-8"?>
<math xmlns="http://www.w3.org/1998/Math/MathML">
  <semantics>
    <mrow>
      <mi>n</mi>
    </mrow>
    <annotation encoding="StarMath 5.0">n</annotation>
  </semantics>
</math>
</file>

<file path=Object 13/content.xml><?xml version="1.0" encoding="utf-8"?>
<math xmlns="http://www.w3.org/1998/Math/MathML">
  <semantics>
    <mrow>
      <mi>A</mi>
    </mrow>
    <annotation encoding="StarMath 5.0">A</annotation>
  </semantics>
</math>
</file>

<file path=Object 14/content.xml><?xml version="1.0" encoding="utf-8"?>
<math xmlns="http://www.w3.org/1998/Math/MathML">
  <semantics>
    <mrow>
      <mi>u</mi>
    </mrow>
    <annotation encoding="StarMath 5.0">u</annotation>
  </semantics>
</math>
</file>

<file path=Object 15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n>2</mn>
                    <mi>,</mi>
                    <mi/>
                    <mn>3</mn>
                  </mrow>
                </mtd>
              </mtr>
              <mtr>
                <mtd>
                  <mrow>
                    <mn>5</mn>
                    <mi>,</mi>
                    <mrow>
                      <mi/>
                      <mo stretchy="false">−</mo>
                      <mn>2</mn>
                    </mrow>
                  </mrow>
                </mtd>
              </mtr>
            </mtable>
          </mrow>
        </mfenced>
      </mrow>
      <mi>;</mi>
      <mi/>
      <mrow>
        <mi>u</mi>
        <mo stretchy="false">=</mo>
        <mfenced open="[" close="]">
          <mrow>
            <mtable>
              <mtr>
                <mtd>
                  <mrow>
                    <mn>8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;</mi>
    </mrow>
    <annotation encoding="StarMath 5.0">A = left [ stack{
2 , ~~~3 #
5 ,~- 2
}
right ]
;~
u = left [ stack{
8 #
1
}
right ] ;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8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9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n times n</annotation>
  </semantics>
</math>
</file>